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 style:list-style-name="L1">
      <style:text-properties fo:font-style="normal" style:font-style-asian="normal" style:font-style-complex="normal"/>
    </style:style>
    <style:style style:name="P4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Kolokwium z GIT'a</text:h>
      <text:p text:style-name="Standard">Pewnego dnia jakiś znajomy zatrzymał mnie i powiedział ze złością w głosie:</text:p>
      <text:list xml:id="list140446087" text:style-name="L1">
        <text:list-item>
          <text:p text:style-name="P3">O '&amp;*%$$%' jutro kolokwium z GIT'a!</text:p>
        </text:list-item>
        <text:list-item>
          <text:p text:style-name="P3">O '&amp;%$%#$%$', <text:s/>nie żartuj.</text:p>
        </text:list-item>
      </text:list>
      <text:p text:style-name="P2">Poruszywszy tony manualy i gigabajty skryptów wspólnie stwierdzili, że GIT powinien być wykładany na ostanim roku w Hogwardzie dla najbardziej ambitnych studentów.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Wiktor Sobczy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</meta:initial-creator>
    <meta:creation-date>2012-04-03T09:54:47</meta:creation-date>
    <dc:date>2012-04-03T14:05:17</dc:date>
    <meta:editing-duration>PT00H10M10S</meta:editing-duration>
    <meta:editing-cycles>7</meta:editing-cycles>
    <meta:generator>OpenOffice.org/3.2$Unix OpenOffice.org_project/320m12$Build-9483</meta:generator>
    <meta:document-statistic meta:table-count="0" meta:image-count="0" meta:object-count="0" meta:page-count="1" meta:paragraph-count="6" meta:word-count="51" meta:character-count="333"/>
  </office:meta>
</office:document-meta>
</file>